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>
      <style:text-properties style:text-line-through-style="none" style:text-line-through-type="none" officeooo:rsid="003d2b97" officeooo:paragraph-rsid="003d2b97"/>
    </style:style>
    <style:style style:name="P12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3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4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5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6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7" style:family="paragraph" style:parent-style-name="Standard" style:list-style-name="L4">
      <style:text-properties style:text-line-through-style="solid" style:text-line-through-type="single" officeooo:rsid="00270ddc" officeooo:paragraph-rsid="00270ddc"/>
    </style:style>
    <style:style style:name="P18" style:family="paragraph" style:parent-style-name="Standard" style:list-style-name="L4">
      <style:text-properties style:text-line-through-style="solid" style:text-line-through-type="single" officeooo:rsid="0028f02d" officeooo:paragraph-rsid="0028f02d"/>
    </style:style>
    <style:style style:name="P19" style:family="paragraph" style:parent-style-name="Standard" style:list-style-name="L4">
      <style:text-properties style:text-line-through-style="solid" style:text-line-through-type="single" officeooo:rsid="0044bb2b" officeooo:paragraph-rsid="0044bb2b"/>
    </style:style>
    <style:style style:name="P20" style:family="paragraph" style:parent-style-name="Standard" style:list-style-name="L4">
      <style:text-properties style:text-line-through-style="solid" style:text-line-through-type="single" officeooo:rsid="004c42f6" officeooo:paragraph-rsid="004c42f6"/>
    </style:style>
    <style:style style:name="P21" style:family="paragraph" style:parent-style-name="Standard" style:list-style-name="L4">
      <style:text-properties style:text-line-through-style="solid" style:text-line-through-type="single" officeooo:rsid="004e0784" officeooo:paragraph-rsid="004e0784"/>
    </style:style>
    <style:style style:name="P22" style:family="paragraph" style:parent-style-name="Standard" style:list-style-name="L4">
      <style:text-properties style:text-line-through-style="solid" style:text-line-through-type="single" officeooo:rsid="00466556" officeooo:paragraph-rsid="00466556"/>
    </style:style>
    <style:style style:name="P23" style:family="paragraph" style:parent-style-name="Standard" style:list-style-name="L4">
      <style:text-properties style:text-line-through-style="solid" style:text-line-through-type="single" officeooo:rsid="0048439f" officeooo:paragraph-rsid="0048439f"/>
    </style:style>
    <style:style style:name="P24" style:family="paragraph" style:parent-style-name="Standard" style:list-style-name="L4">
      <style:text-properties style:text-line-through-style="solid" style:text-line-through-type="single" officeooo:rsid="002bccd3" officeooo:paragraph-rsid="002bccd3"/>
    </style:style>
    <style:style style:name="P25" style:family="paragraph" style:parent-style-name="Standard" style:list-style-name="L5">
      <style:text-properties style:text-line-through-style="solid" style:text-line-through-type="single" officeooo:rsid="003d2b97" officeooo:paragraph-rsid="003d2b97"/>
    </style:style>
    <style:style style:name="P26" style:family="paragraph" style:parent-style-name="Standard" style:list-style-name="L5">
      <style:text-properties style:text-line-through-style="solid" style:text-line-through-type="single" officeooo:rsid="00377fe0" officeooo:paragraph-rsid="003d2b97"/>
    </style:style>
    <style:style style:name="P27" style:family="paragraph" style:parent-style-name="Standard" style:list-style-name="L5">
      <style:text-properties style:text-line-through-style="solid" style:text-line-through-type="single" officeooo:rsid="003d2bdf" officeooo:paragraph-rsid="003d2bdf"/>
    </style:style>
    <style:style style:name="P28" style:family="paragraph" style:parent-style-name="Standard" style:list-style-name="L4">
      <style:text-properties style:text-line-through-style="solid" style:text-line-through-type="single" officeooo:rsid="002fbb9e" officeooo:paragraph-rsid="002fbb9e"/>
    </style:style>
    <style:style style:name="P29" style:family="paragraph" style:parent-style-name="Standard" style:list-style-name="L4">
      <style:text-properties style:text-line-through-style="solid" style:text-line-through-type="single" officeooo:rsid="003135af" officeooo:paragraph-rsid="003135af"/>
    </style:style>
    <style:style style:name="P30" style:family="paragraph" style:parent-style-name="Standard" style:list-style-name="L6">
      <style:text-properties style:text-line-through-style="solid" style:text-line-through-type="single" officeooo:rsid="00508a6a" officeooo:paragraph-rsid="00508a6a"/>
    </style:style>
    <style:style style:name="P31" style:family="paragraph" style:parent-style-name="Standard" style:list-style-name="L6">
      <style:text-properties style:text-line-through-style="solid" style:text-line-through-type="single" officeooo:rsid="0052027b" officeooo:paragraph-rsid="0052027b"/>
    </style:style>
    <style:style style:name="P32" style:family="paragraph" style:parent-style-name="Standard" style:list-style-name="L6">
      <style:text-properties style:text-line-through-style="solid" style:text-line-through-type="single" officeooo:rsid="00536a1f" officeooo:paragraph-rsid="00536a1f"/>
    </style:style>
    <style:style style:name="P33" style:family="paragraph" style:parent-style-name="Standard" style:list-style-name="L6">
      <style:text-properties style:text-line-through-style="solid" style:text-line-through-type="single" style:text-underline-style="none" officeooo:rsid="00508a6a" officeooo:paragraph-rsid="00508a6a"/>
    </style:style>
    <style:style style:name="P34" style:family="paragraph" style:parent-style-name="Standard" style:list-style-name="L6">
      <style:text-properties style:text-line-through-style="solid" style:text-line-through-type="single" officeooo:rsid="0053ae79" officeooo:paragraph-rsid="0053ae79"/>
    </style:style>
    <style:style style:name="P35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36" style:family="paragraph" style:parent-style-name="Standard">
      <style:text-properties style:text-line-through-style="none" style:text-line-through-type="none" officeooo:rsid="001d354a" officeooo:paragraph-rsid="001d354a"/>
    </style:style>
    <style:style style:name="P37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38" style:family="paragraph" style:parent-style-name="Standard" style:list-style-name="L4">
      <style:text-properties style:text-line-through-style="none" style:text-line-through-type="none" officeooo:rsid="00466556" officeooo:paragraph-rsid="00466556"/>
    </style:style>
    <style:style style:name="P39" style:family="paragraph" style:parent-style-name="Standard" style:list-style-name="L4">
      <style:text-properties style:text-line-through-style="none" style:text-line-through-type="none" fo:font-weight="bold" officeooo:rsid="004f7ca6" officeooo:paragraph-rsid="004f7ca6" style:font-weight-asian="bold" style:font-weight-complex="bold"/>
    </style:style>
    <style:style style:name="P40" style:family="paragraph" style:parent-style-name="Standard" style:list-style-name="L4">
      <style:text-properties style:text-line-through-style="none" style:text-line-through-type="none" fo:font-weight="bold" officeooo:rsid="0049115f" officeooo:paragraph-rsid="0049115f" style:font-weight-asian="bold" style:font-weight-complex="bold"/>
    </style:style>
    <style:style style:name="P41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42" style:family="paragraph" style:parent-style-name="Standard" style:list-style-name="L6">
      <style:text-properties style:text-line-through-style="none" style:text-line-through-type="none" officeooo:rsid="002c04ae" officeooo:paragraph-rsid="00508a6a"/>
    </style:style>
    <style:style style:name="P43" style:family="paragraph" style:parent-style-name="Standard" style:list-style-name="L6">
      <style:text-properties style:text-line-through-style="none" style:text-line-through-type="none" officeooo:rsid="002c5895" officeooo:paragraph-rsid="00508a6a"/>
    </style:style>
    <style:style style:name="P44" style:family="paragraph" style:parent-style-name="Standard" style:list-style-name="L4">
      <style:text-properties style:text-line-through-style="none" style:text-line-through-type="none" officeooo:rsid="002fbb9e" officeooo:paragraph-rsid="002c04ae"/>
    </style:style>
    <style:style style:name="P45" style:family="paragraph" style:parent-style-name="Standard" style:list-style-name="L6">
      <style:text-properties style:text-line-through-style="none" style:text-line-through-type="none" officeooo:rsid="002fbb9e" officeooo:paragraph-rsid="00508a6a"/>
    </style:style>
    <style:style style:name="P46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47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48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49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50" style:family="paragraph" style:parent-style-name="Standard" style:list-style-name="L5">
      <style:text-properties style:text-line-through-style="none" style:text-line-through-type="none" officeooo:rsid="003e6058" officeooo:paragraph-rsid="003e6058"/>
    </style:style>
    <style:style style:name="P51" style:family="paragraph" style:parent-style-name="Standard" style:list-style-name="L6">
      <style:text-properties style:text-line-through-style="none" style:text-line-through-type="none" officeooo:rsid="003e6058" officeooo:paragraph-rsid="00508a6a"/>
    </style:style>
    <style:style style:name="P52" style:family="paragraph" style:parent-style-name="Standard" style:list-style-name="L5">
      <style:text-properties style:text-line-through-style="none" style:text-line-through-type="none" officeooo:rsid="003f7540" officeooo:paragraph-rsid="003f7540"/>
    </style:style>
    <style:style style:name="P53" style:family="paragraph" style:parent-style-name="Standard">
      <style:text-properties style:text-line-through-style="none" style:text-line-through-type="none" officeooo:rsid="00508a6a" officeooo:paragraph-rsid="00508a6a"/>
    </style:style>
    <style:style style:name="P54" style:family="paragraph" style:parent-style-name="Standard" style:list-style-name="L6">
      <style:text-properties style:text-line-through-style="none" style:text-line-through-type="none" officeooo:rsid="00508a6a" officeooo:paragraph-rsid="00508a6a"/>
    </style:style>
    <style:style style:name="P55" style:family="paragraph" style:parent-style-name="Standard" style:list-style-name="L7">
      <style:text-properties style:text-line-through-style="none" style:text-line-through-type="none" officeooo:rsid="00508a6a" officeooo:paragraph-rsid="00508a6a"/>
    </style:style>
    <style:style style:name="P56" style:family="paragraph" style:parent-style-name="Standard" style:list-style-name="L6">
      <style:text-properties style:text-line-through-style="none" style:text-line-through-type="none" officeooo:rsid="00549a90" officeooo:paragraph-rsid="00549a90"/>
    </style:style>
    <style:style style:name="P57" style:family="paragraph" style:parent-style-name="Standard" style:list-style-name="L6">
      <style:text-properties style:text-line-through-style="none" style:text-line-through-type="none" officeooo:rsid="0056825d" officeooo:paragraph-rsid="0056825d"/>
    </style:style>
    <style:style style:name="P58" style:family="paragraph" style:parent-style-name="Standard" style:list-style-name="L6">
      <style:text-properties style:text-line-through-style="none" style:text-line-through-type="none" officeooo:rsid="005a21f2" officeooo:paragraph-rsid="005a21f2"/>
    </style:style>
    <style:style style:name="P59" style:family="paragraph" style:parent-style-name="Standard" style:list-style-name="L6">
      <style:text-properties style:text-line-through-style="none" style:text-line-through-type="none" officeooo:rsid="005d9c2a" officeooo:paragraph-rsid="005d9c2a"/>
    </style:style>
    <style:style style:name="P60" style:family="paragraph" style:parent-style-name="Standard" style:list-style-name="L6">
      <style:text-properties style:text-line-through-style="none" style:text-line-through-type="none" officeooo:rsid="005f4191" officeooo:paragraph-rsid="005f4191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style:style style:name="T5" style:family="text">
      <style:text-properties officeooo:rsid="0055c8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5754321429572135366" text:style-name="L1">
        <text:list-item>
          <text:p text:style-name="P12">řazení fotek</text:p>
        </text:list-item>
        <text:list-item>
          <text:p text:style-name="P12">překlad kategorie</text:p>
        </text:list-item>
        <text:list-item>
          <text:p text:style-name="P12">výpis produktů kategorie</text:p>
        </text:list-item>
        <text:list-item>
          <text:p text:style-name="P12">detail produktu</text:p>
        </text:list-item>
        <text:list-item>
          <text:p text:style-name="P12">košík</text:p>
        </text:list-item>
        <text:list-item>
          <text:p text:style-name="P12">vložení do košíku</text:p>
        </text:list-item>
      </text:list>
      <text:p text:style-name="P2"/>
      <text:p text:style-name="P3">TODO 2. 10. 2018</text:p>
      <text:list xml:id="list4165830000749068795" text:style-name="L2">
        <text:list-item>
          <text:p text:style-name="P13">kontrola vybrané dopravy a platby</text:p>
        </text:list-item>
        <text:list-item>
          <text:p text:style-name="P14">fakturační a dodací adresa</text:p>
        </text:list-item>
        <text:list-item>
          <text:p text:style-name="P14">zkrácené údaje k dopravě – <text:span text:style-name="T1">jméno, email, telefon – na poštu, zásilkovna</text:span></text:p>
        </text:list-item>
      </text:list>
      <text:p text:style-name="P4">TODO 4. 10. 2018</text:p>
      <text:list xml:id="list296472421321628938" text:style-name="L3">
        <text:list-item>
          <text:p text:style-name="P15">atributy produktů do dokončení objednávky</text:p>
        </text:list-item>
        <text:list-item>
          <text:p text:style-name="P35">dodací adresa do dokončení objednávky</text:p>
        </text:list-item>
        <text:list-item>
          <text:p text:style-name="P35">balík na poštu – možnost výběru pošty</text:p>
        </text:list-item>
        <text:list-item>
          <text:p text:style-name="P15">čtvercové <text:span text:style-name="T2">fotky</text:span></text:p>
        </text:list-item>
      </text:list>
      <text:p text:style-name="P4"/>
      <text:p text:style-name="P10">TODO 12. 10. 2018</text:p>
      <text:list xml:id="list1851244440388308546" text:style-name="L4">
        <text:list-item>
          <text:p text:style-name="P16">ikony kategorie</text:p>
        </text:list-item>
        <text:list-item>
          <text:p text:style-name="P16">odladit vzhled košíku</text:p>
        </text:list-item>
        <text:list-item>
          <text:p text:style-name="P16">zaslání mailu s objednávkou</text:p>
        </text:list-item>
        <text:list-item>
          <text:p text:style-name="P17">horní menu</text:p>
        </text:list-item>
        <text:list-item>
          <text:p text:style-name="P37">responzivní menu <text:span text:style-name="T4">obě</text:span></text:p>
        </text:list-item>
        <text:list-item>
          <text:p text:style-name="P18">v hlavičce vymyslet něco nalevo</text:p>
        </text:list-item>
        <text:list-item>
          <text:p text:style-name="P19">přihlášení zákazníka</text:p>
        </text:list-item>
        <text:list-item>
          <text:p text:style-name="P38">registrace</text:p>
        </text:list-item>
        <text:list-item>
          <text:p text:style-name="P20">unikátní email při registraci</text:p>
        </text:list-item>
        <text:list-item>
          <text:p text:style-name="P39">přihlášení po registraci</text:p>
        </text:list-item>
        <text:list-item>
          <text:p text:style-name="P21">k produktu příležitost a materiál</text:p>
        </text:list-item>
        <text:list-item>
          <text:p text:style-name="P22">zaslaní hesla</text:p>
        </text:list-item>
        <text:list-item>
          <text:p text:style-name="P23">stavy objednávky</text:p>
        </text:list-item>
        <text:list-item>
          <text:p text:style-name="P40">hledání</text:p>
        </text:list-item>
        <text:list-item>
          <text:p text:style-name="P24">základní patičku</text:p>
        </text:list-item>
        <text:list-item>
          <text:p text:style-name="P39">heureka, zbozi, google feedy</text:p>
        </text:list-item>
        <text:list-item>
          <text:p text:style-name="P41">facebook</text:p>
        </text:list-item>
        <text:list-item>
          <text:p text:style-name="P41">instagram</text:p>
        </text:list-item>
        <text:list-item>
          <text:p text:style-name="P44"/>
        </text:list-item>
        <text:list-item>
          <text:p text:style-name="P46">instalace na server<text:line-break/></text:p>
        </text:list-item>
        <text:list-item>
          <text:p text:style-name="P28">barevné ladění – najít paletu barev</text:p>
        </text:list-item>
        <text:list-item>
          <text:p text:style-name="P29">přihlášení</text:p>
        </text:list-item>
        <text:list-item>
          <text:p text:style-name="P47">dlouho vydrží košík i když nejsem přihlášená</text:p>
        </text:list-item>
        <text:list-item>
          <text:p text:style-name="P48">podnadpis „eshop“ někam k logu</text:p>
        </text:list-item>
        <text:list-item>
          <text:p text:style-name="P49">překlad do angličtiny</text:p>
        </text:list-item>
      </text:list>
      <text:p text:style-name="P4"/>
      <text:p text:style-name="P11">TODO 19. 10. 2018</text:p>
      <text:list xml:id="list7054142163310014227" text:style-name="L5">
        <text:list-item>
          <text:p text:style-name="P25">tiny v administraci</text:p>
        </text:list-item>
        <text:list-item>
          <text:p text:style-name="P26"><text:soft-page-break/>vyhledávání v hlavičce doprostřed + kontakt</text:p>
        </text:list-item>
        <text:list-item>
          <text:p text:style-name="P25">validace atributů </text:p>
        </text:list-item>
        <text:list-item>
          <text:p text:style-name="P27">mail s dokočením objednávky</text:p>
        </text:list-item>
        <text:list-item>
          <text:p text:style-name="P50">novinka + doporučujeme</text:p>
        </text:list-item>
        <text:list-item>
          <text:p text:style-name="P52">parametry</text:p>
        </text:list-item>
      </text:list>
      <text:p text:style-name="P4"/>
      <text:p text:style-name="P53">TODO 9. 11. 2018<text:line-break/></text:p>
      <text:list xml:id="list2216853474018185944" text:style-name="L6">
        <text:list-item>
          <text:p text:style-name="P33">texty plateb a doprav při dokončení objednávky</text:p>
        </text:list-item>
        <text:list-item>
          <text:p text:style-name="P30">potvrzení obchodních podmínek</text:p>
        </text:list-item>
        <text:list-item>
          <text:p text:style-name="P30">GDPR text</text:p>
        </text:list-item>
        <text:list-item>
          <text:p text:style-name="P58">souhlas s obchodními podmínkami</text:p>
        </text:list-item>
        <text:list-item>
          <text:p text:style-name="P58">souhlas se zpracováním údajů</text:p>
        </text:list-item>
        <text:list-item>
          <text:p text:style-name="P31">doprava zdarma</text:p>
        </text:list-item>
        <text:list-item>
          <text:p text:style-name="P32">cena platby</text:p>
        </text:list-item>
        <text:list-item>
          <text:p text:style-name="P30">doladit platbu</text:p>
        </text:list-item>
        <text:list-item>
          <text:p text:style-name="P34">stránka vše o nákupu viz econea</text:p>
        </text:list-item>
        <text:list-item>
          <text:p text:style-name="P54">atributy</text:p>
          <text:list>
            <text:list-item>
              <text:p text:style-name="P42">atributy – vstup typu datum</text:p>
            </text:list-item>
            <text:list-item>
              <text:p text:style-name="P42">atributy – regulární výraz</text:p>
            </text:list-item>
            <text:list-item>
              <text:p text:style-name="P43">atributy - <text:span text:style-name="T3">nahrání souboru</text:span></text:p>
            </text:list-item>
            <text:list-item>
              <text:p text:style-name="P45">atributy – řazení</text:p>
            </text:list-item>
          </text:list>
        </text:list-item>
        <text:list-item>
          <text:p text:style-name="P30">hledání</text:p>
        </text:list-item>
        <text:list-item>
          <text:p text:style-name="P59">kontaktní formulář – validace + informace o odeslání</text:p>
        </text:list-item>
        <text:list-item>
          <text:p text:style-name="P51">novinka + doporučujeme</text:p>
        </text:list-item>
        <text:list-item>
          <text:p text:style-name="P54">parametry</text:p>
        </text:list-item>
        <text:list-item>
          <text:p text:style-name="P54">vyskakovací okno při vložení do košíku</text:p>
        </text:list-item>
        <text:list-item>
          <text:p text:style-name="P54">mobil</text:p>
        </text:list-item>
        <text:list-item>
          <text:p text:style-name="P56">slideshow na úvod</text:p>
        </text:list-item>
        <text:list-item>
          <text:p text:style-name="P57">úpravy náhledů obrázků</text:p>
        </text:list-item>
        <text:list-item>
          <text:p text:style-name="P60">seznam zásilkoven + pošta balík na poštu</text:p>
        </text:list-item>
        <text:list-item>
          <text:p text:style-name="P60">poznámka k objednávce se nezobrazuje v e-mailu</text:p>
        </text:list-item>
      </text:list>
      <text:p text:style-name="P53"/>
      <text:p text:style-name="P53">TODO 10. 11. 2018</text:p>
      <text:p text:style-name="P53"/>
      <text:list xml:id="list1655577030746088171" text:style-name="L7">
        <text:list-item>
          <text:p text:style-name="P55">vložení produktů, cen a textů</text:p>
        </text:list-item>
        <text:list-item>
          <text:p text:style-name="P55">balík na poštu a zásilkovna</text:p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<text:soft-page-break/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1-10T15:21:44.164627962</dc:date>
    <meta:editing-duration>P4DT11H43M43S</meta:editing-duration>
    <meta:editing-cycles>60</meta:editing-cycles>
    <meta:document-statistic meta:table-count="0" meta:image-count="0" meta:object-count="0" meta:page-count="3" meta:paragraph-count="85" meta:word-count="345" meta:character-count="2144" meta:non-whitespace-character-count="1942"/>
  </office:meta>
</office:document-meta>
</file>